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223" officeooo:paragraph-rsid="001e5223"/>
    </style:style>
    <style:style style:name="P2" style:family="paragraph" style:parent-style-name="Standard">
      <style:text-properties style:text-underline-style="none" fo:font-weight="normal" officeooo:rsid="001e5223" officeooo:paragraph-rsid="001e5223" style:font-weight-asian="normal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e5223" officeooo:paragraph-rsid="001e5223" style:font-size-asian="14pt" style:font-weight-asian="bold" style:font-size-complex="14pt" style:font-weight-complex="bold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5" style:family="paragraph" style:parent-style-name="Preformatted_20_Text">
      <style:text-properties fo:color="#808080" style:font-name="JetBrains Mono" fo:font-size="9.80000019073486pt" officeooo:rsid="001e5223" officeooo:paragraph-rsid="001e5223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 officeooo:rsid="001e5223" officeooo:paragraph-rsid="001e5223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8" style:family="paragraph" style:parent-style-name="Preformatted_20_Text">
      <style:text-properties fo:color="#a9b7c6" style:font-name="JetBrains Mono" fo:font-size="9.80000019073486pt" style:text-underline-style="none" fo:font-weight="normal" officeooo:rsid="001e5223" officeooo:paragraph-rsid="001e5223" style:font-weight-asian="normal" style:font-weight-complex="normal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9.80000019073486pt"/>
    </style:style>
    <style:style style:name="T1" style:family="text">
      <style:text-properties fo:color="#6897bb"/>
    </style:style>
    <style:style style:name="T2" style:family="text">
      <style:text-properties fo:color="#cc7832"/>
    </style:style>
    <style:style style:name="T3" style:family="text">
      <style:text-properties fo:color="#8888c6"/>
    </style:style>
    <style:style style:name="T4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#python program to print positive number in a list</text:p>
      <text:p text:style-name="P7">numbers=[<text:span text:style-name="T1">34.6</text:span><text:span text:style-name="T2">,</text:span>-<text:span text:style-name="T1">203.4</text:span><text:span text:style-name="T2">,</text:span><text:span text:style-name="T1">44.9</text:span><text:span text:style-name="T2">,</text:span><text:span text:style-name="T1">68.3</text:span><text:span text:style-name="T2">,</text:span>-<text:span text:style-name="T1">12.2</text:span><text:span text:style-name="T2">,</text:span><text:span text:style-name="T1">44.6</text:span><text:span text:style-name="T2">,</text:span><text:span text:style-name="T1">12.7</text:span>]</text:p>
      <text:p text:style-name="P7">newlist=[n <text:span text:style-name="T2">for </text:span>n <text:span text:style-name="T2">in </text:span>numbers <text:span text:style-name="T2">if </text:span>n&gt;<text:span text:style-name="T1">0</text:span>]</text:p>
      <text:p text:style-name="P9"><text:span text:style-name="T3">print</text:span>(newlist)</text:p>
      <text:p text:style-name="P3">output</text:p>
      <text:p text:style-name="P1">//usr/bin/python3.6 /home/mca/PycharmProjects/pythonclass2/positive_numbers.py</text:p>
      <text:p text:style-name="P1">[34.6, 44.9, 68.3, 44.6, 12.7]</text:p>
      <text:p text:style-name="P1"/>
      <text:p text:style-name="P1">Process finished with exit code 0</text:p>
      <text:p text:style-name="P1"/>
      <text:p text:style-name="P5">#square of N numbers</text:p>
      <text:p text:style-name="P7"><text:span text:style-name="T3">print</text:span>(<text:span text:style-name="T4">"enter the limit:"</text:span>)</text:p>
      <text:p text:style-name="P7">n=<text:span text:style-name="T3">int</text:span>(<text:span text:style-name="T3">input</text:span>())</text:p>
      <text:p text:style-name="P7">squares=[i*i <text:span text:style-name="T2">for </text:span>i <text:span text:style-name="T2">in </text:span><text:span text:style-name="T3">range</text:span>(n)]</text:p>
      <text:p text:style-name="P9"><text:span text:style-name="T3">print</text:span>(<text:span text:style-name="T4">"square of n numbers</text:span><text:span text:style-name="T2">\n</text:span><text:span text:style-name="T4">"</text:span><text:span text:style-name="T2">,</text:span>squares)</text:p>
      <text:p text:style-name="P1"/>
      <text:p text:style-name="P3">output</text:p>
      <text:p text:style-name="P2">/usr/bin/python3.6 /home/mca/PycharmProjects/pythonclass2/squares.py</text:p>
      <text:p text:style-name="P2">enter the limit:</text:p>
      <text:p text:style-name="P2">10</text:p>
      <text:p text:style-name="P2">square of n numbers</text:p>
      <text:p text:style-name="P2"><text:s/>[0, 1, 4, 9, 16, 25, 36, 49, 64, 81]</text:p>
      <text:p text:style-name="P2"/>
      <text:p text:style-name="P2">Process finished with exit code 0</text:p>
      <text:p text:style-name="P2"/>
      <text:p text:style-name="P2"/>
      <text:p text:style-name="P8">list1=[<text:span text:style-name="T4">'aravind'</text:span><text:span text:style-name="T2">,</text:span><text:span text:style-name="T4">'aparna'</text:span>]</text:p>
      <text:p text:style-name="P7"><text:span text:style-name="T3">print</text:span>(<text:span text:style-name="T4">"the orginal list:</text:span><text:span text:style-name="T2">\n</text:span><text:span text:style-name="T4">"</text:span>+<text:span text:style-name="T3">str</text:span>(list1))</text:p>
      <text:p text:style-name="P7">res=[<text:span text:style-name="T3">ord</text:span>(ele) <text:span text:style-name="T2">for </text:span>sub <text:span text:style-name="T2">in </text:span>list1 <text:span text:style-name="T2">for </text:span>ele <text:span text:style-name="T2">in </text:span>sub]</text:p>
      <text:p text:style-name="P9"><text:span text:style-name="T3">print</text:span>(<text:span text:style-name="T4">"the ASCII list is:</text:span><text:span text:style-name="T2">\n</text:span><text:span text:style-name="T4">"</text:span>+<text:span text:style-name="T3">str</text:span>(res))</text:p>
      <text:p text:style-name="P3">output</text:p>
      <text:p text:style-name="P2">/usr/bin/python3.6 /home/mca/PycharmProjects/pythonclass2/ordinal_value.py</text:p>
      <text:p text:style-name="P2">the orginal list:</text:p>
      <text:p text:style-name="P2">['aravind', 'aparna']</text:p>
      <text:p text:style-name="P2">the ASCII list is:</text:p>
      <text:p text:style-name="P2">[97, 114, 97, 118, 105, 110, 100, 97, 112, 97, 114, 110, 97]</text:p>
      <text:p text:style-name="P2"/>
      <text:p text:style-name="P2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26:02.566924066</meta:creation-date>
    <dc:date>2021-11-10T15:30:37.309196095</dc:date>
    <meta:editing-duration>PT4M36S</meta:editing-duration>
    <meta:editing-cycles>1</meta:editing-cycles>
    <meta:document-statistic meta:table-count="0" meta:image-count="0" meta:object-count="0" meta:page-count="1" meta:paragraph-count="31" meta:word-count="124" meta:character-count="980" meta:non-whitespace-character-count="886"/>
    <meta:generator>LibreOffice/6.0.7.3$Linux_X86_64 LibreOffice_project/00m0$Build-3</meta:generator>
  </office:meta>
</office:document-meta>
</file>